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12T16:30:28.040801959</dc:date>
    <meta:editing-duration>PT4H7M52S</meta:editing-duration>
    <meta:editing-cycles>38</meta:editing-cycles>
    <meta:generator>LibreOffice/7.4.3.2$Linux_X86_64 LibreOffice_project/40$Build-2</meta:generator>
    <meta:document-statistic meta:table-count="9" meta:cell-count="1059" meta:object-count="0"/>
  </office:meta>
</office:document-meta>
</file>